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bold" officeooo:rsid="001c6110" officeooo:paragraph-rsid="001c6110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c6110" officeooo:paragraph-rsid="001c6110" style:font-size-asian="14pt" style:font-weight-asian="normal" style:font-size-complex="14pt" style:font-weight-complex="normal"/>
    </style:style>
    <style:style style:name="P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ize="14pt" fo:font-weight="normal" officeooo:rsid="001c6110" officeooo:paragraph-rsid="001c6110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font-weight="normal" officeooo:rsid="001c6110" officeooo:paragraph-rsid="001c6110" style:font-size-asian="14pt" style:font-weight-asian="normal" style:font-size-complex="14pt" style:font-weight-complex="normal"/>
    </style:style>
    <style:style style:name="P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weight="normal" officeooo:rsid="001c6110" officeooo:paragraph-rsid="001c6110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c6110" officeooo:paragraph-rsid="001c6110" style:font-size-asian="14pt" style:font-weight-asian="bold" style:font-size-complex="14pt" style:font-weight-complex="bold"/>
    </style:style>
    <style:style style:name="P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ize="14pt" fo:font-weight="normal" officeooo:rsid="001c6110" officeooo:paragraph-rsid="001c6110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d72b1" officeooo:paragraph-rsid="001d72b1" style:font-size-asian="14pt" style:font-weight-asian="normal" style:font-size-complex="14pt" style:font-weight-complex="normal"/>
    </style:style>
    <style:style style:name="P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ize="14pt" fo:font-weight="normal" officeooo:rsid="001d72b1" officeooo:paragraph-rsid="001d72b1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d72b1" officeooo:paragraph-rsid="001d72b1" style:font-size-asian="14pt" style:font-weight-asian="bold" style:font-size-complex="14pt" style:font-weight-complex="bold"/>
    </style:style>
    <style:style style:name="P1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size="14pt" fo:font-weight="normal" officeooo:rsid="001d72b1" officeooo:paragraph-rsid="001d72b1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1f17f7" officeooo:paragraph-rsid="001f17f7" style:font-size-asian="14pt" style:font-weight-asian="normal" style:font-size-complex="14pt" style:font-weight-complex="normal"/>
    </style:style>
    <style:style style:name="P1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size="14pt" fo:font-weight="normal" officeooo:rsid="001f17f7" officeooo:paragraph-rsid="001f17f7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1f17f7" officeooo:paragraph-rsid="001f17f7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rsid="001f17f7" officeooo:paragraph-rsid="001f17f7" style:font-size-asian="14pt" style:font-size-complex="14pt"/>
    </style:style>
    <style:style style:name="P16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size="14pt" fo:font-weight="normal" officeooo:rsid="00202343" officeooo:paragraph-rsid="00202343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02343" officeooo:paragraph-rsid="0020234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02343" officeooo:paragraph-rsid="0020234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15d3b" officeooo:paragraph-rsid="00215d3b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15d3b" officeooo:paragraph-rsid="00215d3b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4pt" fo:font-weight="normal" officeooo:rsid="00215d3b" officeooo:paragraph-rsid="00215d3b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206ab" officeooo:paragraph-rsid="002206ab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206ab" officeooo:paragraph-rsid="002206ab" style:font-size-asian="14pt" style:font-weight-asian="bold" style:font-size-complex="14pt" style:font-weight-complex="bold"/>
    </style:style>
    <style:style style:name="P24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size="14pt" fo:font-weight="normal" officeooo:rsid="002206ab" officeooo:paragraph-rsid="002206ab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3060a" officeooo:paragraph-rsid="0023060a" style:font-size-asian="14pt" style:font-weight-asian="normal" style:font-size-complex="14pt" style:font-weight-complex="normal"/>
    </style:style>
    <style:style style:name="P26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size="14pt" fo:font-weight="normal" officeooo:rsid="0023060a" officeooo:paragraph-rsid="0023060a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fo:font-size="14pt" fo:font-weight="bold" officeooo:rsid="0023060a" officeooo:paragraph-rsid="0023060a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3060a" officeooo:paragraph-rsid="0023060a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49720" officeooo:paragraph-rsid="00249720" style:font-size-asian="14pt" style:font-weight-asian="normal" style:font-size-complex="14pt" style:font-weight-complex="normal"/>
    </style:style>
    <style:style style:name="P30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size="14pt" fo:font-weight="normal" officeooo:rsid="00249720" officeooo:paragraph-rsid="00249720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49720" officeooo:paragraph-rsid="00249720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normal" officeooo:rsid="0026305b" officeooo:paragraph-rsid="0026305b" style:font-size-asian="14pt" style:font-weight-asian="normal" style:font-size-complex="14pt" style:font-weight-complex="normal"/>
    </style:style>
    <style:style style:name="P33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size="14pt" fo:font-weight="normal" officeooo:rsid="0026305b" officeooo:paragraph-rsid="0026305b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font-weight="bold" officeooo:rsid="0026305b" officeooo:paragraph-rsid="0026305b" style:font-size-asian="14pt" style:font-weight-asian="bold" style:font-size-complex="14pt" style:font-weight-complex="bold"/>
    </style:style>
    <style:style style:name="T1" style:family="text">
      <style:text-properties officeooo:rsid="001d72b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Что такое конструктор по умолчанию и конструктор с параметрами?</text:p>
      <text:p text:style-name="P2"><text:span text:style-name="T1">С</text:span>пециальный метод для инициализации объекта при его создании.</text:p>
      <text:p text:style-name="P2">Конструктор по умолчанию:</text:p>
      <text:list text:style-name="L1">
        <text:list-item>
          <text:p text:style-name="P3">Конструктор без параметров.</text:p>
        </text:list-item>
        <text:list-item>
          <text:p text:style-name="P3">Если в классе нет ни одного конструктора, C# создаст его автоматически (поля будут равны 0).</text:p>
        </text:list-item>
      </text:list>
      <text:p text:style-name="P4">Конструктор с параметрами:</text:p>
      <text:list text:style-name="L2">
        <text:list-item>
          <text:p text:style-name="P5">Конструктор, принимающий аргументы.</text:p>
        </text:list-item>
        <text:list-item>
          <text:p text:style-name="P5">Чтобы передать данные объекту сразу в момент создания.</text:p>
        </text:list-item>
      </text:list>
      <text:p text:style-name="P2">Пример:</text:p>
      <text:p text:style-name="P2">class User {</text:p>
      <text:p text:style-name="P2"><text:tab/>public string Name;</text:p>
      <text:p text:style-name="P2"><text:tab/>public User() { Name = „Unknown“ }</text:p>
      <text:p text:style-name="P2"><text:tab/>public User(string n) { Name = n }</text:p>
      <text:p text:style-name="P2"/>
      <text:p text:style-name="P6">2. Что такое Interface?</text:p>
      <text:p text:style-name="P2"><text:span text:style-name="T1">С</text:span>трогое соглашение, которое определяет, что класс должен уметь делать, но не определяет, как он это будет делать.</text:p>
      <text:list text:style-name="L3">
        <text:list-item>
          <text:p text:style-name="P7">Внутри только заголовки методов, свойств, событий.</text:p>
        </text:list-item>
        <text:list-item>
          <text:p text:style-name="P7">Интерфейс не может хранить данные (переменные).</text:p>
        </text:list-item>
        <text:list-item>
          <text:p text:style-name="P7">Класс может наследоваться только от одного класса, но реализовывать много интерфейсов.</text:p>
        </text:list-item>
        <text:list-item>
          <text:p text:style-name="P7">Все члены интерфейса по умолчанию public.</text:p>
        </text:list-item>
      </text:list>
      <text:p text:style-name="P2">interface IAnimal {</text:p>
      <text:p text:style-name="P2"><text:tab/>void MakeSound();</text:p>
      <text:p text:style-name="P2">}</text:p>
      <text:p text:style-name="P2"/>
      <text:p text:style-name="P6">3. Что такое инкапсуляция?</text:p>
      <text:p text:style-name="P8">Принцип ООП, который объединяет данные и методы их обработки в одном классе и скрывает внутреннюю реализацию от внешнего мира.</text:p>
      <text:list text:style-name="L4">
        <text:list-item>
          <text:p text:style-name="P9">Состояние объекта (поля) должно быть защищено от прямого изменения извне.</text:p>
        </text:list-item>
        <text:list-item>
          <text:p text:style-name="P9">Взаимодействие с объектом происходит только через публичные методы или свойства.</text:p>
        </text:list-item>
      </text:list>
      <text:p text:style-name="P8">Class BankAccount {</text:p>
      <text:p text:style-name="P8"><text:tab/>private decimal _balance;</text:p>
      <text:p text:style-name="P8"><text:tab/>public decimal Balance {</text:p>
      <text:p text:style-name="P8"><text:tab/><text:tab/>get =&gt; _balance;</text:p>
      <text:p text:style-name="P8"><text:tab/><text:tab/>set {</text:p>
      <text:p text:style-name="P8"><text:tab/><text:tab/><text:tab/>if (value &gt;= 0) _balance = value;</text:p>
      <text:p text:style-name="P8"><text:tab/><text:tab/>}</text:p>
      <text:p text:style-name="P2"><text:tab/><text:span text:style-name="T1">}</text:span></text:p>
      <text:p text:style-name="P8">}</text:p>
      <text:p text:style-name="P2"/>
      <text:p text:style-name="P10"><text:soft-page-break/>4. Что такое абстрактный класс?</text:p>
      <text:p text:style-name="P8">Это класс-заготовка, который нельзя использовать для создания объектов (экземпляров) напрямую. Он служит только базовым шаблоном для других классов.</text:p>
      <text:list text:style-name="L5">
        <text:list-item>
          <text:p text:style-name="P11">Нельзя написать new Animal(), если класс Animal абстрактный.</text:p>
        </text:list-item>
        <text:list-item>
          <text:p text:style-name="P11">Может содержать методы без реализации (abstract), которые наследники обязаны реализовать.</text:p>
        </text:list-item>
        <text:list-item>
          <text:p text:style-name="P11">В отличие от интерфейсов, может иметь поля, конструкторы и обычные методы с готовым кодом.</text:p>
        </text:list-item>
      </text:list>
      <text:p text:style-name="P8">abstract class Shape {</text:p>
      <text:p text:style-name="P8"><text:tab/>public abstract void Draw();</text:p>
      <text:p text:style-name="P8"><text:tab/>public void ShowInfo() =&gt; Console.WriteLine(«Это фигура»);</text:p>
      <text:p text:style-name="P8">}</text:p>
      <text:p text:style-name="P8">class Circle : Shape {</text:p>
      <text:p text:style-name="P8"><text:tab/>public override void Draw() =&gt; Console.WriteLine(«Рисуем круг»);</text:p>
      <text:p text:style-name="P8">}</text:p>
      <text:p text:style-name="P8"/>
      <text:p text:style-name="P8">override используется в классе-наследнике для того, чтобы изменить или дополнить реализацию метода, который был определен в базовом классе.</text:p>
      <text:p text:style-name="P8"/>
      <text:p text:style-name="P10">5. Что такое наследование?</text:p>
      <text:p text:style-name="P12">Механизм, позволяющий создать новый класс на основе уже существующего. Новый класс (наследник) забирает себе все поля и методы родительского класса.</text:p>
      <text:list text:style-name="L6">
        <text:list-item>
          <text:p text:style-name="P13">Базовый класс (родитель) — класс, от которого наследуют.</text:p>
        </text:list-item>
        <text:list-item>
          <text:p text:style-name="P13">Производный класс (наследник) — класс, который расширяет или изменяет логику родителя.</text:p>
        </text:list-item>
        <text:list-item>
          <text:p text:style-name="P13">Связь is-a (является): Собака является Животным.</text:p>
        </text:list-item>
      </text:list>
      <text:p text:style-name="P12">class Animal {</text:p>
      <text:p text:style-name="P12"><text:tab/>public string Name;</text:p>
      <text:p text:style-name="P12"><text:tab/>public void Eat() =&gt; Console.WriteLine(«Кушает»);</text:p>
      <text:p text:style-name="P12">}</text:p>
      <text:p text:style-name="P12"/>
      <text:p text:style-name="P12">class Dog : Animal {</text:p>
      <text:p text:style-name="P12"><text:tab/>public void Bark() =&gt; Console.WriteLine(«Гав!»);</text:p>
      <text:p text:style-name="P12">}</text:p>
      <text:p text:style-name="P12"/>
      <text:p text:style-name="P14">6. Отличие интерфейса от абстрактного класса.</text:p>
      <text:p text:style-name="P12">Абстрактный класс описывает объект (кто это?), а интерфейс — способность (что умеет?).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5">Характеристика</text:p>
          </table:table-cell>
          <table:table-cell table:style-name="Таблица1.A1" office:value-type="string">
            <text:p text:style-name="P15">Абстрактный класс</text:p>
          </table:table-cell>
          <table:table-cell table:style-name="Таблица1.C1" office:value-type="string">
            <text:p text:style-name="P15">Интерфейс</text:p>
          </table:table-cell>
        </table:table-row>
        <table:table-row>
          <table:table-cell table:style-name="Таблица1.A2" office:value-type="string">
            <text:p text:style-name="P15">Наследование</text:p>
          </table:table-cell>
          <table:table-cell table:style-name="Таблица1.A2" office:value-type="string">
            <text:p text:style-name="P15">Только один</text:p>
          </table:table-cell>
          <table:table-cell table:style-name="Таблица1.C2" office:value-type="string">
            <text:p text:style-name="P15">Можно много</text:p>
          </table:table-cell>
        </table:table-row>
        <table:table-row>
          <table:table-cell table:style-name="Таблица1.A2" office:value-type="string">
            <text:p text:style-name="P15">Поля</text:p>
          </table:table-cell>
          <table:table-cell table:style-name="Таблица1.A2" office:value-type="string">
            <text:p text:style-name="P15">Может иметь</text:p>
          </table:table-cell>
          <table:table-cell table:style-name="Таблица1.C2" office:value-type="string">
            <text:p text:style-name="P15">Не может иметь</text:p>
          </table:table-cell>
        </table:table-row>
        <text:soft-page-break/>
        <table:table-row>
          <table:table-cell table:style-name="Таблица1.A2" office:value-type="string">
            <text:p text:style-name="P15">Реализация</text:p>
          </table:table-cell>
          <table:table-cell table:style-name="Таблица1.A2" office:value-type="string">
            <text:p text:style-name="P15">Может иметь готовые методы и логику</text:p>
          </table:table-cell>
          <table:table-cell table:style-name="Таблица1.C2" office:value-type="string">
            <text:p text:style-name="P15">Начиная с C# 8.0 реализация по умолчанию разрешена, до этого — только сигнатуры</text:p>
          </table:table-cell>
        </table:table-row>
        <table:table-row>
          <table:table-cell table:style-name="Таблица1.A2" office:value-type="string">
            <text:p text:style-name="P15">Конструктор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>Нет</text:p>
          </table:table-cell>
        </table:table-row>
        <table:table-row>
          <table:table-cell table:style-name="Таблица1.A2" office:value-type="string">
            <text:p text:style-name="P15">Модификаторы</text:p>
          </table:table-cell>
          <table:table-cell table:style-name="Таблица1.A2" office:value-type="string">
            <text:p text:style-name="P15">Любые</text:p>
          </table:table-cell>
          <table:table-cell table:style-name="Таблица1.C2" office:value-type="string">
            <text:p text:style-name="P15">Только public</text:p>
          </table:table-cell>
        </table:table-row>
      </table:table>
      <text:p text:style-name="P12"/>
      <text:p text:style-name="P14">7. Что такое полиморфизм?</text:p>
      <text:p text:style-name="P12">Способность программы работать с объектами разных типов так, будто бы они принадлежат к одному и тому же базовому типу. Один интерфейс — много реализаций.</text:p>
      <text:list text:style-name="L7">
        <text:list-item>
          <text:p text:style-name="P16">Динамический (через наследование). Позволяет вызывать методы через переменную базового класса, но выполняться будет код того объекта, который там лежит на самом деле. Пример:<text:line-break/>Animal myDog = new Dog; myDog.MakeSound(); // выведет «Гав!»</text:p>
        </text:list-item>
        <text:list-item>
          <text:p text:style-name="P16">Статический (перегрузка методов). Когда в одном классе есть несколько методов с одинаковым именем, но разными параметрами. Решается на этапе компиляции. Пример:<text:line-break/>void Print(int i); void Print(string s);</text:p>
        </text:list-item>
      </text:list>
      <text:p text:style-name="P12"/>
      <text:p text:style-name="P17">8. Паттерн Singleton.</text:p>
      <text:p text:style-name="P18">Порождающий паттерн проектирования, который гарантирует, что у класса есть только один экземпляр, и предоставляет к нему глобальную точку доступа.</text:p>
      <text:p text:style-name="P18">Полезно для управления общими ресурсами, которые должны существовать в единственном экземпляре: подключение к базе данных, логирование.</text:p>
      <text:p text:style-name="P18">public sealed class Singleton</text:p>
      <text:p text:style-name="P18">{</text:p>
      <text:p text:style-name="P18"><text:tab/>private static Singleton _instance = null;</text:p>
      <text:p text:style-name="P18"><text:tab/>private static readonly object _lock = new object();</text:p>
      <text:p text:style-name="P18"><text:tab/>private Singleton() { } // приватный конструктор</text:p>
      <text:p text:style-name="P18"><text:tab/>private static Singleton Instance</text:p>
      <text:p text:style-name="P18"><text:tab/>{</text:p>
      <text:p text:style-name="P18"><text:tab/><text:tab/>get</text:p>
      <text:p text:style-name="P18"><text:tab/><text:tab/>{</text:p>
      <text:p text:style-name="P18"><text:tab/><text:tab/><text:tab/>lock (_lock)</text:p>
      <text:p text:style-name="P18"><text:tab/><text:tab/><text:tab/>{</text:p>
      <text:p text:style-name="P18"><text:tab/><text:tab/><text:tab/><text:tab/>if (_instance == null)</text:p>
      <text:p text:style-name="P18"><text:tab/><text:tab/><text:tab/><text:tab/>{</text:p>
      <text:p text:style-name="P18"><text:tab/><text:tab/><text:tab/><text:tab/><text:tab/>_instance = new Singleton();</text:p>
      <text:p text:style-name="P18"><text:tab/><text:tab/><text:tab/><text:tab/>}</text:p>
      <text:p text:style-name="P18"><text:tab/><text:tab/><text:tab/><text:tab/>return _instance;</text:p>
      <text:p text:style-name="P18"><text:tab/><text:tab/><text:tab/>}</text:p>
      <text:p text:style-name="P18"><text:soft-page-break/><text:tab/><text:tab/>}</text:p>
      <text:p text:style-name="P18"><text:tab/>}</text:p>
      <text:p text:style-name="P18">}</text:p>
      <text:p text:style-name="P2"/>
      <text:p text:style-name="P19">9. Что такое абстракция?</text:p>
      <text:p text:style-name="P20">Принцип ООП, который позволяет выделить в объекте только те характеристики, которые важны для текущей задачи, отбрасывания всё второстепенное.</text:p>
      <text:p text:style-name="P20">Абстракция — это создание упрощенной модели сложно системы. Абстракция достигается с помощью абстрактных классов и интерфейсов.</text:p>
      <text:p text:style-name="P20"/>
      <text:p text:style-name="P19">10. Паттерн абстрактная фабрика.</text:p>
      <text:p text:style-name="P20">Порождающий паттерн, который позволяет создавать семейства связанных объектов, не привязываясь к их конкретным</text:p>
      <text:p text:style-name="P20">Если обычная «фабрика» создает один тип объектов (например, только стулья), то «абстрактная фабрика» создаёт целый набор (гарнитур): стол + стул + диван. При этом все они будут выполнены в одном стиле.</text:p>
      <text:p text:style-name="P20">Структура:</text:p>
      <text:list text:style-name="L8">
        <text:list-item>
          <text:p text:style-name="P21">Абстрактные продукты: интерфейсы для каждого типа изделия (например, IChair, ITable).</text:p>
        </text:list-item>
        <text:list-item>
          <text:p text:style-name="P21">Конкретные продукты: реализации (например VictorianChair, ModernChair).</text:p>
        </text:list-item>
        <text:list-item>
          <text:p text:style-name="P21">Абстрактная фабрика: интерфейс с методами создания всех продуктов (CreateChair(), CreateTable()).</text:p>
        </text:list-item>
        <text:list-item>
          <text:p text:style-name="P21">Конкретные фабрики: реализуют создание продуктов одной линейки.</text:p>
        </text:list-item>
      </text:list>
      <text:p text:style-name="P20">interface IChair { void SitOn(); }</text:p>
      <text:p text:style-name="P22">interface ISofa { void LieOn(); }</text:p>
      <text:p text:style-name="P22">interface IFurnitureFactory {</text:p>
      <text:p text:style-name="P22"><text:tab/>IChair CreateChair();</text:p>
      <text:p text:style-name="P22"><text:tab/>ISofa CreateSofa();</text:p>
      <text:p text:style-name="P22">}</text:p>
      <text:p text:style-name="P22">class ModernFactory : IFurnitureFactory {</text:p>
      <text:p text:style-name="P22"><text:tab/>public IChair CreateChair() =&gt; new ModernChair();</text:p>
      <text:p text:style-name="P22"><text:tab/>public ISofa CreateSofa() =&gt; new ModernSofa();</text:p>
      <text:p text:style-name="P22">}</text:p>
      <text:p text:style-name="P22">void SetupRoom(IFurnitureFactory factory) {</text:p>
      <text:p text:style-name="P22"><text:tab/>var chair = factory.CreateChair();</text:p>
      <text:p text:style-name="P22"><text:tab/>var sofa = factory.CreateSofa();</text:p>
      <text:p text:style-name="P22"><text:tab/>chair.SitOn();</text:p>
      <text:p text:style-name="P22">}</text:p>
      <text:p text:style-name="P22"/>
      <text:p text:style-name="P23">11. Для чего нужны ключевые слова set и get?</text:p>
      <text:p text:style-name="P22">Используются внутри свойств для управления доступом к полям класса. Они реализуют принцип инкапсуляции.</text:p>
      <text:list text:style-name="L9">
        <text:list-item>
          <text:p text:style-name="P24"><text:soft-page-break/>get: выполняется, когда вы читаете значение свойства. Он должен возвращать значение.</text:p>
        </text:list-item>
        <text:list-item>
          <text:p text:style-name="P24">set: выполняется, когда вы присваиваете свойству значение. Внутри него доступна неявная переменная value — то, что вы пытаетесь записать.</text:p>
        </text:list-item>
        <text:list-item>
          <text:p text:style-name="P24">Можно запретить записывать некорректные данные.</text:p>
        </text:list-item>
        <text:list-item>
          <text:p text:style-name="P24">Если убрать set, значение нельзя будет изменить извне.</text:p>
        </text:list-item>
        <text:list-item>
          <text:p text:style-name="P24">Свойство может не хранить данные, а вычислять их «на лету».</text:p>
        </text:list-item>
      </text:list>
      <text:p text:style-name="P22">class Person {</text:p>
      <text:p text:style-name="P22"><text:tab/>private int _age;</text:p>
      <text:p text:style-name="P22"><text:tab/>public int Age {</text:p>
      <text:p text:style-name="P22"><text:tab/><text:tab/>get {return _age; }</text:p>
      <text:p text:style-name="P22"><text:tab/><text:tab/>set {</text:p>
      <text:p text:style-name="P22"><text:tab/><text:tab/><text:tab/>if (value &gt;= 0 &amp;&amp; value &lt;= 120) _age = value;</text:p>
      <text:p text:style-name="P22"><text:tab/><text:tab/>}</text:p>
      <text:p text:style-name="P22"><text:tab/>}</text:p>
      <text:p text:style-name="P22"><text:tab/>public string Name { get; set; } // автоматическое свойство</text:p>
      <text:p text:style-name="P22">}</text:p>
      <text:p text:style-name="P22"/>
      <text:p text:style-name="P23">12. Паттерн фабричный метод.</text:p>
      <text:p text:style-name="P22">Порождающий паттерн, который определяет интерфейс для создания объекта, но позволяет наследникам решать, какой именно класс инсталлировать.</text:p>
      <text:p text:style-name="P22">Вместо того чтобы создавать объект напрямую через new в основном коде, мы делегируем это специальному методу. Класс-родитель «знает», что ему нужен продукт, но «не знает», какой именно — это решают его подклассы.</text:p>
      <text:p text:style-name="P25">Структура:</text:p>
      <text:list text:style-name="L10">
        <text:list-item>
          <text:p text:style-name="P26">Продукт: интерфейс для создаваемых объектов (IMessage).</text:p>
        </text:list-item>
        <text:list-item>
          <text:p text:style-name="P26">Конкретный продукт: реализация продукта (SmsMessage, EmailMessage).</text:p>
        </text:list-item>
        <text:list-item>
          <text:p text:style-name="P26">Создатель: абстрактный класс, в котором объявлен тот самый фабричный метод (CreateMessage).</text:p>
        </text:list-item>
        <text:list-item>
          <text:p text:style-name="P26">Конкретный создатель: переопределяет метод и возвращает конкретный продукт.</text:p>
        </text:list-item>
      </text:list>
      <text:p text:style-name="P25">interface IMessage { void Send(); }</text:p>
      <text:p text:style-name="P25">class Sms : IMessage { public void Send() =&gt; Console.WriteLine(«Смс отправлено»); }</text:p>
      <text:p text:style-name="P25">abstract class Messenger {</text:p>
      <text:p text:style-name="P25"><text:tab/>public abstract IMessage CreateMessage();</text:p>
      <text:p text:style-name="P25"><text:tab/>public void Deliver() {</text:p>
      <text:p text:style-name="P25"><text:tab/><text:tab/>var msg = CreateMessage();</text:p>
      <text:p text:style-name="P25"><text:tab/><text:tab/>msg.send();</text:p>
      <text:p text:style-name="P25"><text:tab/>}</text:p>
      <text:p text:style-name="P25">}</text:p>
      <text:p text:style-name="P25">class SmsMessenger : Messenger {</text:p>
      <text:p text:style-name="P25"><text:tab/>public override IMessage CreateMessage() =&gt; new Sms();</text:p>
      <text:p text:style-name="P25">}</text:p>
      <text:p text:style-name="P27">13. Что такое перечисление?</text:p>
      <text:p text:style-name="P25">enum — это особый тип данных в C#, который представляет собой набор поименованных констант.</text:p>
      <text:p text:style-name="P25">Вместо того чтобы использоваться числа (0, 1, 2), которые легко перепутать, вы создаёте список понятных имен. Это делает код более читаемым.</text:p>
      <text:p text:style-name="P25">enum OrderStatus</text:p>
      <text:p text:style-name="P25">{</text:p>
      <text:p text:style-name="P25"><text:tab/>New, // 0</text:p>
      <text:p text:style-name="P25"><text:tab/>Processing. // 1</text:p>
      <text:p text:style-name="P25"><text:tab/>Shipped, // 2</text:p>
      <text:p text:style-name="P25"><text:tab/>Delivered // 3</text:p>
      <text:p text:style-name="P25">}</text:p>
      <text:p text:style-name="P25"/>
      <text:p text:style-name="P25">OrderStatus myOrder = OrderStatus.New; // т.е. 0</text:p>
      <text:p text:style-name="P25"/>
      <text:p text:style-name="P28">14. Паттерн Builder.</text:p>
      <text:p text:style-name="P25">Порождающий паттерн проектирования, который позволяет создавать сложные объекты пошагово.</text:p>
      <text:p text:style-name="P25">Используется, когда у объекта слишком много параметров в конструкторе и не всех из них обязательны. Позволяет конструировать объект только из тех деталей, которые сейчас нужны.</text:p>
      <text:p text:style-name="P29">Структура:</text:p>
      <text:list text:style-name="L11">
        <text:list-item>
          <text:p text:style-name="P30">Product: Сложный объект, который мы строим (например, Pizza).</text:p>
        </text:list-item>
        <text:list-item>
          <text:p text:style-name="P30">Builder: Интерфейс или абстрактный класс, определяющий шаги строительства.</text:p>
        </text:list-item>
        <text:list-item>
          <text:p text:style-name="P30">ConcreteBuilder: Реализация шагов для конкретного вида продуктов.</text:p>
        </text:list-item>
        <text:list-item>
          <text:p text:style-name="P30">Director (необязательно): Класс, который знает, в каком порядке вызывать шаги, чтобы получить готовый результат (например: «Сделать Маргариту»).</text:p>
        </text:list-item>
      </text:list>
      <text:p text:style-name="P29">public class Pizza {</text:p>
      <text:p text:style-name="P29"><text:tab/>public string Dough;</text:p>
      <text:p text:style-name="P29"><text:tab/>public string Sauce;</text:p>
      <text:p text:style-name="P29"><text:tab/>public string Topping;</text:p>
      <text:p text:style-name="P29">}</text:p>
      <text:p text:style-name="P29">public class PizzaBuilder {</text:p>
      <text:p text:style-name="P29"><text:tab/>private Pizza _pizza = new Pizza();</text:p>
      <text:p text:style-name="P29"><text:tab/>public PizzaBuilder SetDough(string dough) {</text:p>
      <text:p text:style-name="P29"><text:tab/><text:tab/>_pizza.Dough = dough;</text:p>
      <text:p text:style-name="P29"><text:tab/><text:tab/>return this;</text:p>
      <text:p text:style-name="P29"><text:tab/>}</text:p>
      <text:p text:style-name="P29"><text:tab/>public PizzaBuilder SetSauce(string sauce) {</text:p>
      <text:p text:style-name="P29"><text:tab/><text:tab/>_pizza.Sauce = sauce;</text:p>
      <text:p text:style-name="P29"><text:tab/><text:tab/>return this;</text:p>
      <text:p text:style-name="P29"><text:tab/>}</text:p>
      <text:p text:style-name="P29"><text:soft-page-break/><text:tab/>public Pizza Build() =&gt; _pizza;</text:p>
      <text:p text:style-name="P29">}</text:p>
      <text:p text:style-name="P29">Pizza myPizza = new PizzaBuilder().setDough(«Тонкое»).setSauce(«Томатный»).Build();</text:p>
      <text:p text:style-name="P29"/>
      <text:p text:style-name="P31">15. Что такое свойство?</text:p>
      <text:p text:style-name="P32">Член класса, который представляет гибкий механизм для чтения, записи или вычисления значения закрытого поля.</text:p>
      <text:p text:style-name="P32">Внешне свойство выглядит как обычное поле, но внутри оно работает как пара специальных методов — аксессоров (get и set).</text:p>
      <text:p text:style-name="P32">Структура:</text:p>
      <text:list text:style-name="L12">
        <text:list-item>
          <text:p text:style-name="P33">Закрытое поле: где реально хранятся данные.</text:p>
        </text:list-item>
        <text:list-item>
          <text:p text:style-name="P33">Аксессор get: срабатывает при обращении к свойству для чтения.</text:p>
        </text:list-item>
        <text:list-item>
          <text:p text:style-name="P33">Аксессор set: срабатывает при присвоении значения.</text:p>
        </text:list-item>
      </text:list>
      <text:p text:style-name="P32">class BankAccount {</text:p>
      <text:p text:style-name="P32"><text:tab/>private decimal _balance;</text:p>
      <text:p text:style-name="P32"><text:tab/>public decimal Balance {</text:p>
      <text:p text:style-name="P32"><text:tab/><text:tab/>get { return _balance; }</text:p>
      <text:p text:style-name="P32"><text:tab/><text:tab/>set {</text:p>
      <text:p text:style-name="P32"><text:tab/><text:tab/><text:tab/>if (value &gt;= 0) _balance = value;</text:p>
      <text:p text:style-name="P32"><text:tab/><text:tab/>}</text:p>
      <text:p text:style-name="P32"><text:tab/>}</text:p>
      <text:p text:style-name="P32">}</text:p>
      <text:p text:style-name="P32"/>
      <text:p text:style-name="P34">16. Паттерн prototype.</text:p>
      <text:p text:style-name="P32">Порождающий паттерн проектирования, который позволяет копировать объекты, не вдаваясь в подробности их реализации.</text:p>
      <text:p text:style-name="P32">Вместо того чтобы создавать объект с нуля через new и заново настраивать все его поля, вы просто клонируете уже существующий экземпляр (эталон).</text:p>
      <text:p text:style-name="P32">Для реализации чаще всего используется интерфейс ICloneable или собственный метод Clone().</text:p>
      <text:p text:style-name="P32">class Robot : ICloneable {</text:p>
      <text:p text:style-name="P32"><text:tab/>public string Model;</text:p>
      <text:p text:style-name="P32"><text:tab/>public int SerialNumber;</text:p>
      <text:p text:style-name="P32"><text:tab/>public object Clone() {</text:p>
      <text:p text:style-name="P32"><text:tab/><text:tab/>return this.MemberwiseClone();</text:p>
      <text:p text:style-name="P32"><text:tab/>}</text:p>
      <text:p text:style-name="P32">}</text:p>
      <text:p text:style-name="P32">Robot prototype = new Robot { Model = «X-1», SerialNumber = 1 };</text:p>
      <text:p text:style-name="P32">Robot clone = (Robot)prototype.Clone();</text:p>
      <text:p text:style-name="P32">clone.SerialNumber = 101;</text:p>
      <text:p text:style-name="P22"/>
      <text:p text:style-name="P22"/>
      <text:p text:style-name="P2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2T17:33:55.798440980</meta:creation-date>
    <dc:date>2026-01-22T20:47:37.962754532</dc:date>
    <meta:editing-duration>PT13M43S</meta:editing-duration>
    <meta:editing-cycles>1</meta:editing-cycles>
    <meta:document-statistic meta:table-count="1" meta:image-count="0" meta:object-count="0" meta:page-count="8" meta:paragraph-count="237" meta:word-count="1429" meta:character-count="10094" meta:non-whitespace-character-count="8799"/>
    <meta:generator>LibreOffice/25.8.4.2$Linux_X86_64 LibreOffice_project/580$Build-2</meta:generator>
  </office:meta>
</office:document-meta>
</file>